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2461" officeooo:paragraph-rsid="000c2461"/>
    </style:style>
    <style:style style:name="P2" style:family="paragraph" style:parent-style-name="Standard">
      <style:paragraph-properties fo:text-align="start" style:justify-single-word="false"/>
      <style:text-properties officeooo:rsid="000c2461" officeooo:paragraph-rsid="000c2461"/>
    </style:style>
    <style:style style:name="P3" style:family="paragraph" style:parent-style-name="Standard">
      <style:paragraph-properties fo:text-align="center" style:justify-single-word="false"/>
      <style:text-properties officeooo:rsid="009eeaa2" officeooo:paragraph-rsid="009eeaa2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9f6061" officeooo:paragraph-rsid="009f606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340086" officeooo:paragraph-rsid="00a1c2c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340086" officeooo:paragraph-rsid="00a219c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340086" officeooo:paragraph-rsid="00a2986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340086" officeooo:paragraph-rsid="00a2db7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340086" officeooo:paragraph-rsid="00a4085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40086" officeooo:paragraph-rsid="00a5950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40086" officeooo:paragraph-rsid="00a73cb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340086" officeooo:paragraph-rsid="00a76de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40086" officeooo:paragraph-rsid="00a86ce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40086" officeooo:paragraph-rsid="00a9c6c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40086" officeooo:paragraph-rsid="00ab1d4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40086" officeooo:paragraph-rsid="00acff4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40086" officeooo:paragraph-rsid="00aec3f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40086" officeooo:paragraph-rsid="00aeca6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40086" officeooo:paragraph-rsid="00b09ec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40086" officeooo:paragraph-rsid="00b1b28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40086" officeooo:paragraph-rsid="00b309c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40086" officeooo:paragraph-rsid="00b3a2b2" style:font-weight-asian="normal" style:font-weight-complex="normal"/>
    </style:style>
    <style:style style:name="P23" style:family="paragraph" style:parent-style-name="Standard">
      <style:text-properties fo:font-weight="normal" officeooo:rsid="00340086" officeooo:paragraph-rsid="00b4761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b6c187" officeooo:paragraph-rsid="00b6c18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bold" officeooo:rsid="009f6061" officeooo:paragraph-rsid="009f6061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340086" officeooo:paragraph-rsid="00a8bfeb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9f6061" officeooo:paragraph-rsid="009f6061" style:font-weight-asian="normal" style:font-weight-complex="normal"/>
    </style:style>
    <style:style style:name="P28" style:family="paragraph" style:parent-style-name="Heading_20_3">
      <style:text-properties officeooo:rsid="00b47618" officeooo:paragraph-rsid="00b47618"/>
    </style:style>
    <style:style style:name="T1" style:family="text">
      <style:text-properties officeooo:rsid="009eeaa2"/>
    </style:style>
    <style:style style:name="T2" style:family="text">
      <style:text-properties officeooo:rsid="00b9ee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hysics </text:span>2016-2017</text:p>
      <text:p text:style-name="P1"/>
      <text:p text:style-name="P1">Yap Seventh-Day Adventist School</text:p>
      <text:p text:style-name="P1"/>
      <text:p text:style-name="P1">Yearly Lesson Outline with NAD Standards</text:p>
      <text:p text:style-name="P1"/>
      <text:p text:style-name="P3">Holt Physics, by Raymond A. Serway and Jerry S. Faughn</text:p>
      <text:p text:style-name="P2"/>
      <text:h text:style-name="Heading_20_3" text:outline-level="3">Quarter ?</text:h>
      <text:p text:style-name="P25">Chapter 1 – The Science of Physics</text:p>
      <text:p text:style-name="P24"/>
      <text:p text:style-name="P4"/>
      <text:p text:style-name="P25">Chapter 2 – Motion in One Dimension</text:p>
      <text:p text:style-name="P21">PHY.4.2 – Identify the fundamental properties and laws of mechanics.</text:p>
      <text:p text:style-name="P20">PHY.5.1 – Test the properties and laws of mechanics (Newton’s laws, work, power, velocity, energy, etc.).</text:p>
      <text:p text:style-name="P20">PHY.6.1 – Predict the outcome of motion and force problems using the principles of mechanics.</text:p>
      <text:p text:style-name="P4"/>
      <text:p text:style-name="P25">Chapter 3 – Two-Dimensional Motion and Vectors</text:p>
      <text:p text:style-name="P21">PHY.4.2 – Identify the fundamental properties and laws of mechanics.</text:p>
      <text:p text:style-name="P20">PHY.5.1 – Test the properties and laws of mechanics (Newton’s laws, work, power, velocity, energy, etc.).</text:p>
      <text:p text:style-name="P20">PHY.6.1 – Predict the outcome of motion and force problems using the principles of mechanics.</text:p>
      <text:p text:style-name="P4"/>
      <text:p text:style-name="P25">Chapter 4 – Forces and the Laws of Motion</text:p>
      <text:p text:style-name="P21">PHY.4.2 – Identify the fundamental properties and laws of mechanics.</text:p>
      <text:p text:style-name="P20">PHY.5.1 – Test the properties and laws of mechanics (Newton’s laws, work, power, velocity, energy, etc.).</text:p>
      <text:p text:style-name="P20">PHY.6.1 – Predict the outcome of motion and force problems using the principles of mechanics.</text:p>
      <text:p text:style-name="P4"/>
      <text:p text:style-name="P25">Chapter 5 – Work and Energy</text:p>
      <text:p text:style-name="P21">PHY.4.2 – Identify the fundamental properties and laws of mechanics.</text:p>
      <text:p text:style-name="P20">PHY.5.1 – Test the properties and laws of mechanics (Newton’s laws, work, power, velocity, energy, etc.).</text:p>
      <text:p text:style-name="P20">PHY.6.1 – Predict the outcome of motion and force problems using the principles of mechanics.</text:p>
      <text:p text:style-name="P21">PHY.6.2 – Correlate changes in energy to the laws of thermodynamics.</text:p>
      <text:p text:style-name="P4"/>
      <text:p text:style-name="P25">Chapter 6 – Momentum and Collisions</text:p>
      <text:p text:style-name="P22">PHY.4.2 – Identify the fundamental properties and laws of mechanics.</text:p>
      <text:p text:style-name="P20">PHY.5.1 – Test the properties and laws of mechanics (Newton’s laws, work, power, velocity, energy, etc.).</text:p>
      <text:p text:style-name="P20">PHY.6.1 – Predict the outcome of motion and force problems using the principles of mechanics.</text:p>
      <text:p text:style-name="P4"/>
      <text:p text:style-name="P25">Chapter 7 – Circular Motion and Gravitation</text:p>
      <text:p text:style-name="P22">PHY.4.2 – Identify the fundamental properties and laws of mechanics.</text:p>
      <text:p text:style-name="P20">PHY.6.1 – Predict the outcome of motion and force problems using the principles of mechanics.</text:p>
      <text:p text:style-name="P4"/>
      <text:p text:style-name="P4"/>
      <text:p text:style-name="P25"><text:soft-page-break/>Chapter 8 – Fluid Mechanics</text:p>
      <text:p text:style-name="P22">PHY.4.2 – Identify the fundamental properties and laws of mechanics.</text:p>
      <text:p text:style-name="P20">PHY.6.1 – Predict the outcome of motion and force problems using the principles of mechanics.</text:p>
      <text:p text:style-name="P4"/>
      <text:p text:style-name="P25">Chapter 9 – Heat</text:p>
      <text:p text:style-name="P8">PHY.4.3 – Define the properties and laws of thermodynamics.</text:p>
      <text:p text:style-name="P11">PHY.5.2 – Explore the properties and laws of thermodynamics (laws, heat energy).</text:p>
      <text:p text:style-name="P4"/>
      <text:p text:style-name="P25">Chapter 10 – Thermodynamics</text:p>
      <text:p text:style-name="P5">PHY.4.3 – Define the properties and laws of thermodynamics.</text:p>
      <text:p text:style-name="P11">PHY.5.2 – Explore the properties and laws of thermodynamics (laws, heat energy).</text:p>
      <text:p text:style-name="P19">PHY.6.2 – Correlate changes in energy to the laws of thermodynamics.</text:p>
      <text:p text:style-name="P4"/>
      <text:p text:style-name="P25">Chapter 11 – Vibrations and Waves</text:p>
      <text:p text:style-name="P8">PHY.4.4 – Demonstrate an understanding of the sound and light principles.</text:p>
      <text:p text:style-name="P12">PHY.5.3 – Investigate the properties of sound and light (waves, optics, etc.).</text:p>
      <text:p text:style-name="P18">PHY.6.3 – Evaluate the conditions and factors which affect sound and light.</text:p>
      <text:p text:style-name="P4"/>
      <text:p text:style-name="P25">Chapter 12 – Sound</text:p>
      <text:p text:style-name="P8">PHY.4.4 – Demonstrate an understanding of the sound and light principles.</text:p>
      <text:p text:style-name="P12">PHY.5.3 – Investigate the properties of sound and light (waves, optics, etc.).</text:p>
      <text:p text:style-name="P18">PHY.6.3 – Evaluate the conditions and factors which affect sound and light.</text:p>
      <text:p text:style-name="P4"/>
      <text:p text:style-name="P25">Chapter 13 – Light and Reflection</text:p>
      <text:p text:style-name="P8">PHY.4.4 – Demonstrate an understanding of the sound and light principles.</text:p>
      <text:p text:style-name="P12">PHY.5.3 – Investigate the properties of sound and light (waves, optics, etc.).</text:p>
      <text:p text:style-name="P18">PHY.6.3 – Evaluate the conditions and factors which affect sound and light.</text:p>
      <text:p text:style-name="P4"/>
      <text:p text:style-name="P25">Chapter 14 – Refraction</text:p>
      <text:p text:style-name="P8">PHY.4.4 – Demonstrate an understanding of the sound and light principles.</text:p>
      <text:p text:style-name="P12">PHY.5.3 – Investigate the properties of sound and light (waves, optics, etc.).</text:p>
      <text:p text:style-name="P18">PHY.6.3 – Evaluate the conditions and factors which affect sound and light.</text:p>
      <text:p text:style-name="P4"/>
      <text:p text:style-name="P25">Chapter 15 – Interference and Diffraction</text:p>
      <text:p text:style-name="P8">PHY.4.4 – Demonstrate an understanding of the sound and light principles.</text:p>
      <text:p text:style-name="P12">PHY.5.3 – Investigate the properties of sound and light (waves, optics, etc.).</text:p>
      <text:p text:style-name="P18">PHY.6.3 – Evaluate the conditions and factors which affect sound and light.</text:p>
      <text:p text:style-name="P4"/>
      <text:p text:style-name="P25">Chapter 16 – Electric Forces and Fields</text:p>
      <text:p text:style-name="P6">PHY.4.5 – Describe the fundamental properties of electricity and magnetism.</text:p>
      <text:p text:style-name="P13">PHY.5.4 – Examine the principles of electricity and magnetism (circuits, Ohm’s law, forces, charges, fields).</text:p>
      <text:p text:style-name="P4"/>
      <text:p text:style-name="P25">Chapter 17 – Electrical Energy and Current</text:p>
      <text:p text:style-name="P6">PHY.4.5 – Describe the fundamental properties of electricity and magnetism.</text:p>
      <text:p text:style-name="P13">PHY.5.4 – Examine the principles of electricity and magnetism (circuits, Ohm’s law, forces, charges, fields).</text:p>
      <text:p text:style-name="P17">PHY.6.4 – Analyze various electrical circuits.</text:p>
      <text:p text:style-name="P4"/>
      <text:p text:style-name="P25"><text:soft-page-break/>Chapter 18 – Circuits and Circuit Elements</text:p>
      <text:p text:style-name="P6">PHY.4.5 – Describe the fundamental properties of electricity and magnetism.</text:p>
      <text:p text:style-name="P13">PHY.5.4 – Examine the principles of electricity and magnetism (circuits, Ohm’s law, forces, charges, fields).</text:p>
      <text:p text:style-name="P16">PHY.6.4 – Analyze various electrical circuits.</text:p>
      <text:p text:style-name="P4"/>
      <text:p text:style-name="P25">Chapter 19 – Magnetism</text:p>
      <text:p text:style-name="P6">PHY.4.5 – Describe the fundamental properties of electricity and magnetism.</text:p>
      <text:p text:style-name="P13">PHY.5.4 – Examine the principles of electricity and magnetism (circuits, Ohm’s law, forces, charges, fields).</text:p>
      <text:p text:style-name="P4"/>
      <text:p text:style-name="P25">Chapter 20 – Electromagnetic Induction</text:p>
      <text:p text:style-name="P7">PHY.4.5 – Describe the fundamental properties of electricity and magnetism.</text:p>
      <text:p text:style-name="P13">PHY.5.4 – Examine the principles of electricity and magnetism (circuits, Ohm’s law, forces, charges, fields).</text:p>
      <text:p text:style-name="P4"/>
      <text:p text:style-name="P25">Chapter 21 – Atomic Physics</text:p>
      <text:p text:style-name="P6">PHY.4.6 – Understand the basic concepts of nuclear physics.</text:p>
      <text:p text:style-name="P9">PHY.5.5 – Research the principles of nuclear physics (quantum theory, radioactivity, dating methods, etc.).</text:p>
      <text:p text:style-name="P14">PHY.6.5 – Interpret the results of nuclear research.</text:p>
      <text:p text:style-name="P26">PHY.7.3 – Apply the study of physics to issues regarding nuclear energy.</text:p>
      <text:p text:style-name="P4"/>
      <text:p text:style-name="P25">Chapter 22 – Subatomic Physics</text:p>
      <text:p text:style-name="P10">PHY.4.6 – Understand the basic concepts of nuclear physics.</text:p>
      <text:p text:style-name="P10">PHY.5.5 – Research the principles of nuclear physics (quantum theory, radioactivity, dating methods, etc.).</text:p>
      <text:p text:style-name="P15">PHY.6.5 – Interpret the results of nuclear research.</text:p>
      <text:p text:style-name="P26">PHY.7.3 – Apply the study of physics to issues regarding nuclear energy.</text:p>
      <text:p text:style-name="P26"/>
      <text:h text:style-name="P28" text:outline-level="3">Throughout <text:span text:style-name="T2">the year</text:span></text:h>
      <text:p text:style-name="P23">PHY.4.1 – Recognize God as the Designer and Creator of our physical world and its governing laws.</text:p>
      <text:p text:style-name="P23">PHY.7.1 – Strengthen belief in God as Designer and Creator by applying the laws of physics.</text:p>
      <text:p text:style-name="P23">PHY.7.2 – Utilize the concepts of physics to improve lifestyle choi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4T10:33:34.274408470</meta:creation-date>
    <dc:date>2017-12-01T11:59:37.739418960</dc:date>
    <meta:editing-duration>PT3H38M35S</meta:editing-duration>
    <meta:editing-cycles>178</meta:editing-cycles>
    <meta:generator>LibreOffice/5.4.3.2$Linux_X86_64 LibreOffice_project/40m0$Build-2</meta:generator>
    <meta:document-statistic meta:table-count="0" meta:image-count="0" meta:object-count="0" meta:page-count="3" meta:paragraph-count="91" meta:word-count="831" meta:character-count="5937" meta:non-whitespace-character-count="5112"/>
  </office:meta>
</office:document-meta>
</file>